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criptJXPathBinding.getLoad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ScriptJXPathBinding.getChildBinding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ScriptJXPathBinding.getSave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ScriptJXPathBinding.JavaScriptJXPathBinding( Context context , JXPathBindingBuilderBase . CommonAttributes commonAtts , String id , String path , Function loadScript , Function saveScript , Map childBindin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avaScriptJXPathBinding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ScriptJXPathBinding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ScriptJXPathBinding.doLoad( Widget frmModel , JXPathContext jct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avaScriptJXPathBinding.doSave( Widget frmModel , JXPathContext jct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avaScriptJXPathBinding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